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cace1" officeooo:paragraph-rsid="000cace1"/>
    </style:style>
    <style:style style:name="P2" style:family="paragraph" style:parent-style-name="Text_20_body">
      <style:text-properties officeooo:rsid="00102d67" officeooo:paragraph-rsid="00102d67"/>
    </style:style>
    <style:style style:name="P3" style:family="paragraph" style:parent-style-name="Text_20_body">
      <style:text-properties officeooo:paragraph-rsid="0014c4aa"/>
    </style:style>
    <style:style style:name="P4" style:family="paragraph" style:parent-style-name="Text_20_body">
      <style:text-properties officeooo:rsid="0016aca3" officeooo:paragraph-rsid="0016aca3"/>
    </style:style>
    <style:style style:name="P5" style:family="paragraph" style:parent-style-name="Text_20_body">
      <style:text-properties officeooo:rsid="0016aca3" officeooo:paragraph-rsid="0016aca3"/>
    </style:style>
    <style:style style:name="P6" style:family="paragraph" style:parent-style-name="Text_20_body">
      <style:text-properties officeooo:rsid="00194700" officeooo:paragraph-rsid="00194700"/>
    </style:style>
    <style:style style:name="P7" style:family="paragraph" style:parent-style-name="Text_20_body">
      <style:text-properties officeooo:paragraph-rsid="00194700"/>
    </style:style>
    <style:style style:name="P8" style:family="paragraph" style:parent-style-name="Heading_20_1">
      <style:text-properties officeooo:rsid="0014c4aa" officeooo:paragraph-rsid="0014c4aa"/>
    </style:style>
    <style:style style:name="P9" style:family="paragraph" style:parent-style-name="Heading_20_1">
      <style:text-properties officeooo:rsid="00194700" officeooo:paragraph-rsid="00194700"/>
    </style:style>
    <style:style style:name="T1" style:family="text">
      <style:text-properties fo:language="fr" fo:country="FR"/>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officeooo:rsid="00102d67"/>
    </style:style>
    <style:style style:name="T5" style:family="text">
      <style:text-properties officeooo:rsid="0014c4aa"/>
    </style:style>
    <style:style style:name="T6" style:family="text">
      <style:text-properties officeooo:rsid="00157075"/>
    </style:style>
    <style:style style:name="T7" style:family="text">
      <style:text-properties officeooo:rsid="0017f17d"/>
    </style:style>
    <style:style style:name="T8" style:family="text">
      <style:text-properties officeooo:rsid="00194700"/>
    </style:style>
    <style:style style:name="T9" style:family="text">
      <style:text-properties officeooo:rsid="001ba32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escription <text:span text:style-name="T1">différentes</text:span> versions du modèle</text:p>
      <text:p text:style-name="P1">Pour le détails des changements, cf. les messages de commit.</text:p>
      <text:p text:style-name="P1"/>
      <text:p text:style-name="P4">08/05/2019</text:p>
      <text:p text:style-name="P1"/>
      <text:h text:style-name="Heading_20_1" text:outline-level="1">MRD_v1</text:h>
      <text:p text:style-name="P1">- création de la 1<text:span text:style-name="T2">er</text:span> version du modèle</text:p>
      <text:p text:style-name="P1">- modifications légères, ne concernant pas la structure</text:p>
      <text:p text:style-name="P1"/>
      <text:h text:style-name="Heading_20_1" text:outline-level="1">MRD_v2</text:h>
      <text:p text:style-name="P1">- modification structurelle du modèle : suppression des tables <text:span text:style-name="T3">Étapes</text:span> et <text:span text:style-name="T3">Itinéraires</text:span> suite à un changement d’approche <text:span text:style-name="T4">concernant l’itinéraires des objets (reconstitution de l’itinéraire à partir des entrées dans les différentes collections)</text:span></text:p>
      <text:p text:style-name="P2">- ajouts de plusieurs attributs dans différentes tables (cf. messages de commit)</text:p>
      <text:p text:style-name="P2">- mofications des types relations entre certaines tables (cf. messages de commit)</text:p>
      <text:p text:style-name="P2"/>
      <text:h text:style-name="P8" text:outline-level="1">MRD_v3</text:h>
      <text:p text:style-name="P3">- <text:span text:style-name="T5">nouvelle modification structurelle : ajout d’une table Archives pour recenser les sources archivistique, suite au constat que ces sources n’entrent pas dans le modèle de la Bibliographie</text:span></text:p>
      <text:p text:style-name="P3">- <text:span text:style-name="T6">ajout d’une bibliographie pour les personnes avec une table de relation</text:span></text:p>
      <text:p text:style-name="P4">14/05/2019</text:p>
      <text:p text:style-name="P4">- <text:span text:style-name="T7">modifications de la table Images : seulement un attribut référence (réponds à un impératif de temps et de possibilité, à savoir qu’extraire les données aurait été extrêment long).</text:span></text:p>
      <text:p text:style-name="P4"/>
      <text:p text:style-name="P6">15/05/2019</text:p>
      <text:h text:style-name="P9" text:outline-level="1">MRD_V4</text:h>
      <text:p text:style-name="P7">- <text:span text:style-name="T8">après consultation de Louis Mulot, informaticien de l’EfA, changement dans la facon de penser l’itinéraire des objets : pas de séparations dans l’architecture entre les collections et les lieux dans lesquels les objets sont passés. Permet d’associer les lieux et les collections en plus de les associer aux objets à un instant T. Pour avoir l’itinéraire dans l’ordre, on ajoute une clé primaire avec dans l’identifiant un élement d’ordre (probablement l’id de l’objet + n, comme pour les images). Création d’une sorte de table Appartenance.</text:span></text:p>
      <text:p text:style-name="P7">- <text:span text:style-name="T9">pour les lieux, suppression de la table Sites_archéologiques. La liste des sites vient s’ajouter à celle des lieux, avec l’ajout d’une catégorie plus précise que vil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loext:contextual-spacing="false" fo:line-height="115%" fo:text-align="justify" style:justify-single-word="false" fo:text-indent="0in" style:auto-text-indent="false" style:page-number="auto"/>
      <style:text-properties fo:font-size="11pt" fo:language="fr" fo:country="FR"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margin-top="0.1701in" fo:margin-bottom="0.6in" loext:contextual-spacing="false" fo:text-align="center" style:justify-single-word="false"/>
      <style:text-properties style:font-name="Liberation Serif1" fo:font-family="'Liberation Serif'" style:font-style-name="Bold" style:font-family-generic="roman" style:font-pitch="variable" fo:font-size="14pt" fo:language="fr" fo:country="FR"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1" fo:font-family="'Liberation Serif'" style:font-style-name="Bold" style:font-family-generic="roman" style:font-pitch="variable" fo:font-size="85%"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8T11:04:08.711805231</meta:creation-date>
    <dc:date>2019-05-15T16:40:21.587247225</dc:date>
    <meta:editing-duration>PT3H9M7S</meta:editing-duration>
    <meta:editing-cycles>11</meta:editing-cycles>
    <meta:generator>LibreOffice/6.0.7.3$Linux_X86_64 LibreOffice_project/00m0$Build-3</meta:generator>
    <meta:document-statistic meta:table-count="0" meta:image-count="0" meta:object-count="0" meta:page-count="1" meta:paragraph-count="19" meta:word-count="276" meta:character-count="1804" meta:non-whitespace-character-count="1547"/>
  </office:meta>
</office:document-meta>
</file>